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38eb4" officeooo:paragraph-rsid="00038eb4"/>
    </style:style>
    <style:style style:name="P2" style:family="paragraph" style:parent-style-name="Standard">
      <style:text-properties officeooo:rsid="00050830" officeooo:paragraph-rsid="00050830"/>
    </style:style>
    <style:style style:name="P3" style:family="paragraph" style:parent-style-name="Standard">
      <style:text-properties officeooo:rsid="00070246" officeooo:paragraph-rsid="00050830"/>
    </style:style>
    <style:style style:name="P4" style:family="paragraph" style:parent-style-name="Standard">
      <style:text-properties officeooo:rsid="00070246" officeooo:paragraph-rsid="00070246"/>
    </style:style>
    <style:style style:name="P5" style:family="paragraph" style:parent-style-name="Standard">
      <style:text-properties officeooo:rsid="0007deda" officeooo:paragraph-rsid="0007deda"/>
    </style:style>
    <style:style style:name="P6" style:family="paragraph" style:parent-style-name="Standard">
      <style:text-properties officeooo:rsid="0007deda" officeooo:paragraph-rsid="001032d7"/>
    </style:style>
    <style:style style:name="P7" style:family="paragraph" style:parent-style-name="Standard">
      <style:text-properties officeooo:rsid="000bbb62" officeooo:paragraph-rsid="000bbb62"/>
    </style:style>
    <style:style style:name="P8" style:family="paragraph" style:parent-style-name="Standard">
      <style:text-properties officeooo:rsid="000bbb62" officeooo:paragraph-rsid="000e0684"/>
    </style:style>
    <style:style style:name="P9" style:family="paragraph" style:parent-style-name="Standard">
      <style:text-properties officeooo:rsid="000c097f" officeooo:paragraph-rsid="000c097f"/>
    </style:style>
    <style:style style:name="P10" style:family="paragraph" style:parent-style-name="Standard">
      <style:text-properties officeooo:rsid="000e0684" officeooo:paragraph-rsid="000e0684"/>
    </style:style>
    <style:style style:name="P11" style:family="paragraph" style:parent-style-name="Standard">
      <style:text-properties officeooo:rsid="000e0684" officeooo:paragraph-rsid="000fd567"/>
    </style:style>
    <style:style style:name="P12" style:family="paragraph" style:parent-style-name="Standard">
      <style:text-properties officeooo:rsid="001032d7" officeooo:paragraph-rsid="001032d7"/>
    </style:style>
    <style:style style:name="P13" style:family="paragraph" style:parent-style-name="Standard">
      <style:paragraph-properties fo:break-before="page"/>
      <style:text-properties officeooo:rsid="001032d7" officeooo:paragraph-rsid="001032d7"/>
    </style:style>
    <style:style style:name="P14" style:family="paragraph" style:parent-style-name="Standard">
      <style:text-properties officeooo:rsid="0010dc02" officeooo:paragraph-rsid="0010dc02"/>
    </style:style>
    <style:style style:name="P15" style:family="paragraph" style:parent-style-name="Standard">
      <style:text-properties officeooo:rsid="00123b4a" officeooo:paragraph-rsid="00123b4a"/>
    </style:style>
    <style:style style:name="P16" style:family="paragraph" style:parent-style-name="Standard">
      <style:text-properties officeooo:rsid="0012a0f7" officeooo:paragraph-rsid="0012a0f7"/>
    </style:style>
    <style:style style:name="P17" style:family="paragraph" style:parent-style-name="Standard">
      <style:text-properties officeooo:rsid="00148165" officeooo:paragraph-rsid="00148165"/>
    </style:style>
    <style:style style:name="P18" style:family="paragraph" style:parent-style-name="Standard">
      <style:text-properties officeooo:rsid="00150716" officeooo:paragraph-rsid="00150716"/>
    </style:style>
    <style:style style:name="P19" style:family="paragraph" style:parent-style-name="Standard">
      <style:text-properties officeooo:rsid="001655d2" officeooo:paragraph-rsid="001655d2"/>
    </style:style>
    <style:style style:name="P20" style:family="paragraph" style:parent-style-name="Standard">
      <style:text-properties officeooo:rsid="001708c8" officeooo:paragraph-rsid="001708c8"/>
    </style:style>
    <style:style style:name="P21" style:family="paragraph" style:parent-style-name="Standard">
      <style:paragraph-properties fo:break-before="page"/>
      <style:text-properties officeooo:rsid="0019fe10" officeooo:paragraph-rsid="0019fe10"/>
    </style:style>
    <style:style style:name="P22" style:family="paragraph" style:parent-style-name="Standard">
      <style:text-properties officeooo:rsid="0019fe10" officeooo:paragraph-rsid="0019fe10"/>
    </style:style>
    <style:style style:name="P23" style:family="paragraph" style:parent-style-name="Standard">
      <style:paragraph-properties fo:text-align="center" style:justify-single-word="false"/>
      <style:text-properties fo:font-weight="bold" officeooo:rsid="00050830" officeooo:paragraph-rsid="00050830" style:font-weight-asian="bold" style:font-weight-complex="bold"/>
    </style:style>
    <style:style style:name="P24" style:family="paragraph" style:parent-style-name="Standard">
      <style:paragraph-properties fo:text-align="center" style:justify-single-word="false" fo:break-before="page"/>
      <style:text-properties fo:font-weight="bold" officeooo:rsid="0007deda" officeooo:paragraph-rsid="0007deda" style:font-weight-asian="bold" style:font-weight-complex="bold"/>
    </style:style>
    <style:style style:name="P25" style:family="paragraph" style:parent-style-name="Standard">
      <style:paragraph-properties fo:text-align="center" style:justify-single-word="false" fo:break-before="page"/>
      <style:text-properties fo:font-weight="bold" officeooo:rsid="000bbb62" officeooo:paragraph-rsid="000bbb62" style:font-weight-asian="bold" style:font-weight-complex="bold"/>
    </style:style>
    <style:style style:name="P26" style:family="paragraph" style:parent-style-name="Standard">
      <style:paragraph-properties fo:text-align="center" style:justify-single-word="false" fo:break-before="page"/>
      <style:text-properties fo:font-weight="bold" officeooo:rsid="0019fe10" officeooo:paragraph-rsid="0019fe10" style:font-weight-asian="bold" style:font-weight-complex="bold"/>
    </style:style>
    <style:style style:name="P27" style:family="paragraph" style:parent-style-name="Standard">
      <style:paragraph-properties fo:text-align="center" style:justify-single-word="false"/>
      <style:text-properties fo:font-weight="bold" officeooo:rsid="0019fe10" officeooo:paragraph-rsid="0019fe10" style:font-weight-asian="bold" style:font-weight-complex="bold"/>
    </style:style>
    <style:style style:name="P28" style:family="paragraph" style:parent-style-name="Standard">
      <style:paragraph-properties fo:text-align="center" style:justify-single-word="false"/>
      <style:text-properties fo:font-weight="bold" officeooo:rsid="00038eb4" officeooo:paragraph-rsid="00038eb4" style:font-weight-asian="bold" style:font-weight-complex="bold"/>
    </style:style>
    <style:style style:name="P29" style:family="paragraph" style:parent-style-name="Standard">
      <style:paragraph-properties fo:text-align="center" style:justify-single-word="false"/>
      <style:text-properties fo:font-weight="bold" officeooo:rsid="001be73b" officeooo:paragraph-rsid="001be73b" style:font-weight-asian="bold" style:font-weight-complex="bold"/>
    </style:style>
    <style:style style:name="P30" style:family="paragraph" style:parent-style-name="Standard">
      <style:paragraph-properties fo:text-align="start" style:justify-single-word="false"/>
      <style:text-properties fo:font-weight="normal" officeooo:rsid="0019fe10" officeooo:paragraph-rsid="0019fe10" style:font-weight-asian="normal" style:font-weight-complex="normal"/>
    </style:style>
    <style:style style:name="P31" style:family="paragraph" style:parent-style-name="Standard">
      <style:paragraph-properties fo:text-align="start" style:justify-single-word="false" fo:break-before="page"/>
      <style:text-properties fo:font-weight="normal" officeooo:rsid="0019fe10" officeooo:paragraph-rsid="0019fe10" style:font-weight-asian="normal" style:font-weight-complex="normal"/>
    </style:style>
    <style:style style:name="P32" style:family="paragraph" style:parent-style-name="Standard">
      <style:paragraph-properties fo:text-align="start" style:justify-single-word="false"/>
      <style:text-properties fo:font-weight="normal" officeooo:rsid="001be73b" officeooo:paragraph-rsid="001be73b" style:font-weight-asian="normal" style:font-weight-complex="normal"/>
    </style:style>
    <style:style style:name="P33" style:family="paragraph" style:parent-style-name="Standard">
      <style:paragraph-properties fo:text-align="center" style:justify-single-word="false"/>
      <style:text-properties fo:font-weight="normal" officeooo:rsid="001be73b" officeooo:paragraph-rsid="001be73b" style:font-weight-asian="normal" style:font-weight-complex="normal"/>
    </style:style>
    <style:style style:name="P34" style:family="paragraph" style:parent-style-name="Standard">
      <style:paragraph-properties fo:text-align="start" style:justify-single-word="false"/>
      <style:text-properties fo:font-weight="normal" officeooo:rsid="001e9923" officeooo:paragraph-rsid="001e9923" style:font-weight-asian="normal" style:font-weight-complex="normal"/>
    </style:style>
    <style:style style:name="P35" style:family="paragraph" style:parent-style-name="Standard">
      <style:text-properties officeooo:rsid="001be73b" officeooo:paragraph-rsid="001be73b"/>
    </style:style>
    <style:style style:name="T1" style:family="text">
      <style:text-properties officeooo:rsid="00050830"/>
    </style:style>
    <style:style style:name="T2" style:family="text">
      <style:text-properties officeooo:rsid="0009dad9"/>
    </style:style>
    <style:style style:name="T3" style:family="text">
      <style:text-properties officeooo:rsid="000abbaf"/>
    </style:style>
    <style:style style:name="T4" style:family="text">
      <style:text-properties officeooo:rsid="000bbb62"/>
    </style:style>
    <style:style style:name="T5" style:family="text">
      <style:text-properties officeooo:rsid="000e0684"/>
    </style:style>
    <style:style style:name="T6" style:family="text">
      <style:text-properties officeooo:rsid="000fd567"/>
    </style:style>
    <style:style style:name="T7" style:family="text">
      <style:text-properties officeooo:rsid="001032d7"/>
    </style:style>
    <style:style style:name="T8" style:family="text">
      <style:text-properties officeooo:rsid="0010dc02"/>
    </style:style>
    <style:style style:name="T9" style:family="text">
      <style:text-properties officeooo:rsid="00123b4a"/>
    </style:style>
    <style:style style:name="T10" style:family="text">
      <style:text-properties officeooo:rsid="0012a0f7"/>
    </style:style>
    <style:style style:name="T11" style:family="text">
      <style:text-properties officeooo:rsid="00150716"/>
    </style:style>
    <style:style style:name="T12" style:family="text">
      <style:text-properties officeooo:rsid="001655d2"/>
    </style:style>
    <style:style style:name="T13" style:family="text">
      <style:text-properties officeooo:rsid="001d5689"/>
    </style:style>
    <style:style style:name="T14" style:family="text">
      <style:text-properties officeooo:rsid="001dc5fe"/>
    </style:style>
    <style:style style:name="T15" style:family="text">
      <style:text-properties officeooo:rsid="001e9923"/>
    </style:style>
    <style:style style:name="T16" style:family="text">
      <style:text-properties officeooo:rsid="001f59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Inici</text:p>
      <text:p text:style-name="P1"/>
      <text:p text:style-name="P1">“<text:span text:style-name="T1">Introduir nom abans”</text:span></text:p>
      <text:p text:style-name="P1"/>
      <text:p text:style-name="P1"/>
      <text:p text:style-name="P1">Recuerdas la fatidica noche de hace 1 semana con mucha claridad. Estabas con tu hermana, comiendo tranquilamente, cuando una explosion derribo vuestra casa. De entre los escombros solo pudiste ver como un demonio marcado con la luna se la llevaba inconsciente. Cuando conseguistes salir de los escombros y los seguiste hacia el lago, solo pudiste ver como el demonio ando por encima del agua hacia una torre que se alzaba en medio de este. Cuando te sumergiste, herido, en el lago para seguirlo, solo pudiste ver paralizado como tres titanicas serpientes blancas surgieron de las aguas. <text:s/><text:span text:style-name="T1">Con el corazon congelado de mierdo, huiste del lago corriendo, mientras las serpientes se mofaban de ti llamandote “Patetico mortal!”.</text:span></text:p>
      <text:p text:style-name="P1"/>
      <text:p text:style-name="P2">Has estado una semana recuperadote de tus heridas, y estas preparado para ir a rescatar a tu hermana. Pero las serpientes estan en medio de la torre, y aun has de encontrar una forma de derrotarlas…</text:p>
      <text:p text:style-name="P2"/>
      <text:p text:style-name="P2"/>
      <text:p text:style-name="P2"/>
      <text:p text:style-name="P23">Bosque:</text:p>
      <text:p text:style-name="P2"/>
      <text:p text:style-name="P2">Estas en medio del bosque, una suave brisa fria sopla en esta mañana. Los arboles parecen en buen estado, aunque no escuchas a ningun animal hacer ruido. Parecen estar atemorizados de algo. Al norte esta el Lago Plateado, al sur la Caverna Espejada, al este tu pueblo, y al oeste la base de la Montaña del Relampago.</text:p>
      <text:p text:style-name="P2"/>
      <text:p text:style-name="P2"/>
      <text:p text:style-name="P3">[No hay ningun item inicialmente aquí]</text:p>
      <text:p text:style-name="P3"/>
      <text:p text:style-name="P4"/>
      <text:p text:style-name="P4"/>
      <text:p text:style-name="P35">Mover: Lago, montaña, cueva, pueblo </text:p>
      <text:p text:style-name="P24">Base de la montaña</text:p>
      <text:p text:style-name="P5"/>
      <text:p text:style-name="P5">Tras caminar durante cerca de una hora, llegas finalmente a la base de la montaña del relampago. Anillos de nubes negruzcas se arremolinan alrededor de su cima, mientras constantes truenos hacen retumbar la montaña entera.</text:p>
      <text:p text:style-name="P5"/>
      <text:p text:style-name="P5">[Primera vez] Te tiemblan las piernas, pero haras lo que sea necesario para recuperar a tu hermana. Segun empiezas a subir el sendero poco a poco, una voz te grita: </text:p>
      <text:p text:style-name="P5"/>
      <text:p text:style-name="P5">- Alto ahi! - De un salto baja enfrente tuya un hombre musculoso, cubierto en una armadura de placas y cadenas, empuñando una lanza mas grande que ti mismo y un escudo de metal mas similar <text:span text:style-name="T2">a una pared que una herramienta de guerra – Esta montaña es un santuario para guerreros! Aquellos incapaces de empuñar un arma no tienen lugar aquí! Marchate, o afrenta las consecuencias de tu intrusion.</text:span></text:p>
      <text:p text:style-name="P5"/>
      <text:p text:style-name="P5">&gt; <text:span text:style-name="T2">Quien eres?<text:line-break/><text:line-break/>- Yo soy Gyoubu Oniwa! Identificate! - Te grrita el hombre</text:span></text:p>
      <text:p text:style-name="P5">- <text:span text:style-name="T2">Mi nombre es $nom. - Le respondes</text:span></text:p>
      <text:p text:style-name="P5"/>
      <text:p text:style-name="P5">&gt; <text:span text:style-name="T2">Que hay en la cima de la montaña?</text:span></text:p>
      <text:p text:style-name="P5"/>
      <text:p text:style-name="P5">- <text:span text:style-name="T2">El templo del señor Susanoo! Solo aquellos con el valor de derramar la sangre de sus enemigos tienen permitido pasar!</text:span></text:p>
      <text:p text:style-name="P5"/>
      <text:p text:style-name="P5">&gt; <text:span text:style-name="T2">Que puedo hacer para pasar?</text:span></text:p>
      <text:p text:style-name="P5"/>
      <text:p text:style-name="P5">- <text:span text:style-name="T2">Demuestrame que eres en guerrero!</text:span></text:p>
      <text:p text:style-name="P5"/>
      <text:p text:style-name="P5">&gt; <text:span text:style-name="T2">(Si se tiene la espada) </text:span><text:span text:style-name="T3">Tengo una espada, asi que soy un guerrero, puedo pasar?</text:span></text:p>
      <text:p text:style-name="P5"/>
      <text:p text:style-name="P5">- <text:span text:style-name="T3">Hmmm… una niña pequeña seria mas guerrera que tu, pero </text:span><text:span text:style-name="T4">supongo que tecnicamente eres un guerrero… puedes pasar chaval/nombre. - El guerrero/Gyoubu se aparta dejandote paso al sendero para llegar a la cima de la montaña.</text:span></text:p>
      <text:p text:style-name="P5"/>
      <text:p text:style-name="P5"/>
      <text:p text:style-name="P7">Variables:</text:p>
      <text:p text:style-name="P7">string nombre_personaje:</text:p>
      <text:p text:style-name="P7">string nombre_personaje:</text:p>
      <text:p text:style-name="P7">boolean espada_enseñada:</text:p>
      <text:p text:style-name="P7">arraylist items en el suelo:</text:p>
      <text:p text:style-name="P5"/>
      <text:p text:style-name="P5"/>
      <text:p text:style-name="P25">Cima de la montaña</text:p>
      <text:p text:style-name="P7"/>
      <text:p text:style-name="P9">Tras varias horas de andar por el sendero tormentoso llegas finalmente a la cima de la montaña. Delante tuya se alza una pagoda con muros de piedra, y tejados de metal. Cada pocos minutos un relampago cae en esta pagoda, energizando el tejado y dando al aire un peculiar olor. No ves a nadie salvo a ti mismo, pero la puerta de la pagoda esta abierta. Movido por una extraña curiosidad y por motivos que no acabas de entender, te dirijes a la pagoda.</text:p>
      <text:p text:style-name="P9"/>
      <text:p text:style-name="P9">Cuando entras en la pagoda, la puerta detras tuya se cierra de golpe, dejando a solas con la oscuridad y los relampagos que caen fuera. De repente, dos velas se encienden a tus lados, seguido de varias decenas mas, formando un camino que eventualmente culmina en un circulo de velas.</text:p>
      <text:p text:style-name="P9"/>
      <text:p text:style-name="P10">En medio de este circulo puedes ver a un figura humanoide vagamente iluminada, sentada con las piernas cruzadas mientras hacer un trago de una pequeña botella de licor.</text:p>
      <text:p text:style-name="P8"><text:s/></text:p>
      <text:p text:style-name="P8">- <text:span text:style-name="T5">Tu eres el chaval que dice ser un guerrero? - Te dice la figura con una voz grave. - Acercate… deja que te vea bien.</text:span></text:p>
      <text:p text:style-name="P5"/>
      <text:p text:style-name="P10">Haces unos pocos pasos adelante. Te tiemblan las piernas, el hombre es aun mas terrorifico que las serpientes del lago, incluso cuando esta solo sentado, su aura es suficiente para hacer llorar de terror a un hombre adulto. Pero no puedes permitirte llorar. Tienes que rescatarla cueste lo que cueste. </text:p>
      <text:p text:style-name="P10"/>
      <text:p text:style-name="P10">Ahora ya cerca suya, puedes distinguir <text:span text:style-name="T6">las cualidades de este hombre; su piel es de un rojo palido, e incluso sentado es mas alto que ti. Su cabeza esta decorada con una extraña corona de hierro, con una largas y delgadas puas que se alzan hacia arriba. Apenas va vestido, llevando solo un taparrabos de tela y un chaleco de tela tintada de color negro.</text:span></text:p>
      <text:p text:style-name="P10"/>
      <text:p text:style-name="P10">- <text:span text:style-name="T6">Yo soy Susanoo, dios de la guerra y las tormentas. Habla, humano – te dice el</text:span></text:p>
      <text:p text:style-name="P10"/>
      <text:p text:style-name="P10">&gt; <text:span text:style-name="T6">Quien eres?</text:span></text:p>
      <text:p text:style-name="P11">- <text:span text:style-name="T6">ya te lo he dicho, soy <text:s/>Susanoo, dios de la guerra y las tormentas. No me hagas repetirlo</text:span></text:p>
      <text:p text:style-name="P11"/>
      <text:p text:style-name="P11">&gt; <text:span text:style-name="T6">Que es este lugar?<text:line-break/>- Mmh… este lugar era el templo de las tormentas, donde yo formaba a mis soldados y enviaba relampagos a todo el reino. Estos tiempos ya pasaron… este lugar es solo una ruina de lo que era, una mala brisa y se derrumbara todo.</text:span></text:p>
      <text:p text:style-name="P11"/>
      <text:p text:style-name="P11">&gt; <text:span text:style-name="T6">Han secuestrado a mi hermana. Necesito ayuda para rescatarla.</text:span></text:p>
      <text:p text:style-name="P11">- <text:span text:style-name="T6">Hmmh… es acaso ese mi problema? Soy un dios, no un guardia de tu pueblo. Pideselo a ellos, no a mi.</text:span></text:p>
      <text:p text:style-name="P11"><text:tab/>&gt; <text:span text:style-name="T6">Un demonio lunar la rapto, intente seguirlos, pero unas serpientes blancas </text:span><text:span text:style-name="T7">me atacaron <text:tab/>en el lago</text:span></text:p>
      <text:p text:style-name="P11"/>
      <text:p text:style-name="P11"><text:tab/>&gt; <text:span text:style-name="T7">Nadie del pueblo podia hacer nada, eran demasiado fuertes.</text:span></text:p>
      <text:p text:style-name="P11"><text:tab/>- <text:span text:style-name="T7">Hmpf, vaya guardias… guerreros mas lamentables. Ni que os hubieran atacado un <text:tab/>demonio.</text:span></text:p>
      <text:p text:style-name="P11"><text:tab/>&gt; <text:span text:style-name="T7">Si nos ataco un demonio. Uno lunar, acompañado de unas serpientes blancas gigantes.</text:span></text:p>
      <text:p text:style-name="P5"><text:tab/></text:p>
      <text:p text:style-name="P6"><text:tab/><text:span text:style-name="T5">- </text:span><text:span text:style-name="T7">Demonio lunar…? Serpientes blancas...? Hmpf, asi que hemos llegado a esto?</text:span></text:p>
      <text:p text:style-name="P13">Susanoo se levanta, revelando su altura, de casi 4 metros. - Si lo que dices es verdad, estamos en un problema, uno de proporciones que superan a un mortal como tu. Solo un poder divino puede ayudarte. - Te dice el, en tono preocupado. - Me ayudaras entonces? - Le preguntas – Con una condicion. Combate contra mi. Si consigues herirme te dare mi poder. - Te responde el, notando cierto tono de sed de sangre en su tono de voz. - Tu diras cuando empieza el duelo.</text:p>
      <text:p text:style-name="P12"/>
      <text:p text:style-name="P12">&gt; (Si se tiene el espejo) Reconoces este espejo? </text:p>
      <text:p text:style-name="P12">- Eso ha llegado a tus manos…? <text:s/>Hmf, cuida bien de eso, quieres? Es mas valioso que tu, te responde el.</text:p>
      <text:p text:style-name="P12"/>
      <text:p text:style-name="P12">&gt; Estoy listo, hagamos el duelo.</text:p>
      <text:p text:style-name="P12">- <text:span text:style-name="T8">(Si no tienes la espada) – Sin armas? No seas necio, humano, armate antes y habla conmigo.</text:span></text:p>
      <text:p text:style-name="P12"/>
      <text:p text:style-name="P12">- <text:span text:style-name="T8">(si tienes la espada)</text:span> <text:span text:style-name="T8">No me contendre, humano, preparate! - Te grita susanoo. Ves como en su mano empieza a surgir un relampago, que se solidifica tomando la forma de una espada larga de bronze pulido. Tu desenfundas tu espada, dudando que tu hoja pueda herirlo siquiera.</text:span></text:p>
      <text:p text:style-name="P12"/>
      <text:p text:style-name="P14">Atacar 1</text:p>
      <text:p text:style-name="P14">- Blandes tu hoja contra susanoo, que se limita a apartarte de una patada. - Eso es todo lo que puedes hacer, humano?! <text:s/>Vamos! Muestrame te poder! - Te grita susano. Tu te pones de pie dudando de tus oportunidades contra el</text:p>
      <text:p text:style-name="P14"/>
      <text:p text:style-name="P14">Defensa 1</text:p>
      <text:p text:style-name="P14">- Pones tu espada en pose defensiva, <text:span text:style-name="T9">en el momento adecuado para desviar uno de los golpes de susanoo hacia el suelo. - Buena jugada chaval… buena jugada… - te dice susanoo, sonriendo sadicamente</text:span></text:p>
      <text:p text:style-name="P14"/>
      <text:p text:style-name="P14"/>
      <text:p text:style-name="P15">Atacar 2</text:p>
      <text:p text:style-name="P15">- Vuelves a intentar a atacar a susanoo, imitando las estocadas que has visto a los guardias hacer en sus practicas. Susanoo en resupuesta bloquea tu estocada con su pie, pisando la hoja en movimiento y derribandote de un puñetazo. Con una patada de pasa la espada, diciendo – No tienes nada mas! No conseguiras nada de esa forma! - Te grita susanoo</text:p>
      <text:p text:style-name="P15"/>
      <text:p text:style-name="P15">Defensa 2</text:p>
      <text:p text:style-name="P15">- <text:span text:style-name="T10">Susano intenta hacerte una estocada vertical, pero tu te apartas de una voltereta. Viendo como su espada se ha quedado clavada en el suelo, intentas aprovechar para herirle, pero según te acercas, el te repele con una patada. - Casi lo consigues, mortal… casi lo consigues… - te dice susanoo.</text:span></text:p>
      <text:p text:style-name="P15"/>
      <text:p text:style-name="P15"/>
      <text:p text:style-name="P16">Atacar 3<text:line-break/>- Te lanzas hacia susano con tu espada en mano, pero en respuesta, el apunta con su espada hacia ti, y lo ultimo que ves es un destello azulado, seguido por un trueno. Cuando recuperas la vision, ves que estas en el suelo, y un pitido resuena en tus oidos. Intentas mover tu cuerpo, pero no puedes, según lo miras, ves como ha sido todo quemado por un relampago, y que estas sangrando. Todo se esta volviendo negro. Ves como susano se acerca a ti y te dice algo, pero no puedes entenderlo, todo se vuelve negro,y dentro de poco, en nada. [GAME OVER]</text:p>
      <text:p text:style-name="P16"/>
      <text:p text:style-name="P16">Defensa 3 </text:p>
      <text:p text:style-name="P17">Susano vuelve a abalanzarse hacia ti en una estocada vertical, pero esta vez en lugar de apartarte, te lanzas hacia el. Susano clava su espada en el suelo, justo encima de tu cabeza, tu estas debajo suya, entre el y el suelo. Por su expresion, no se esperaba ese movimiento. Sus manos estan ocupadas y <text:soft-page-break/>no puede darte una patada. Aprovecha la oportunidad!</text:p>
      <text:p text:style-name="P17"/>
      <text:p text:style-name="P17">Atacar 4</text:p>
      <text:p text:style-name="P17">Blandes tu espada con fuerza hacia la pierna de susanoo, cortandosela de forma profunda. Su sangre te salpica en la cara, mientras susanoo hace un grito de dolor. El se levanta, mientras tu coges aire.</text:p>
      <text:p text:style-name="P17"/>
      <text:p text:style-name="P17">Defensa 4.</text:p>
      <text:p text:style-name="P17">Intentas defenderte con tus brazos, per<text:span text:style-name="T10">o ultimo que ves es un destello azulado, seguido por un trueno. Cuando recuperas la vision, ves que estas en el suelo, y un pitido resuena en tus oidos. Intentas mover tu cuerpo, pero no puedes, según lo miras, ves como ha sido todo quemado por un relampago, y que estas sangrando. Todo se esta volviendo negro. Ves como susano se acerca a ti y te dice algo, pero no puedes entenderlo, todo se vuelve negro,y dentro de poco, en nada. </text:span>[GAME OVER]</text:p>
      <text:p text:style-name="P17"/>
      <text:p text:style-name="P17"/>
      <text:p text:style-name="P17">Victoria:</text:p>
      <text:p text:style-name="P17"/>
      <text:p text:style-name="P17">- Bien hecho, mortal. - Te dice susanoo, <text:span text:style-name="T11">en un tono ligeramente orgulloso. - Un trato es un trato. Toma mi espada, la Murakumo. Blandela sabiamente, su poder es superior al de cualquier mortal.- Susanoo planta su espada en el suelo, mientras se sienta. - Vamos, tomala, yo tengo que descansar. - Acercas tu mano a la espada, y esta se encoje hasta adaptarse a tu tamaño. [MURAKUMO CONSEGUIDA]</text:span></text:p>
      <text:p text:style-name="P17"/>
      <text:p text:style-name="P17"/>
      <text:p text:style-name="P18">Segun sales del templo, un temblor hace que parte de el se derrumbe, sellando l<text:span text:style-name="T12">a entrada al templo.</text:span></text:p>
      <text:p text:style-name="P17"/>
      <text:p text:style-name="P17"/>
      <text:p text:style-name="P19">Variables:</text:p>
      <text:p text:style-name="P19"/>
      <text:p text:style-name="P19">Int ataques</text:p>
      <text:p text:style-name="P19">Int defensas</text:p>
      <text:p text:style-name="P20">boolean revelado_demonio</text:p>
      <text:p text:style-name="P20"/>
      <text:p text:style-name="P20">boolean duelo_ganado</text:p>
      <text:p text:style-name="P20">Arraylist objetos_suelo</text:p>
      <text:p text:style-name="P26">Pueblo</text:p>
      <text:p text:style-name="P22"/>
      <text:p text:style-name="P21"/>
      <text:p text:style-name="P27">Templo</text:p>
      <text:p text:style-name="P22"/>
      <text:p text:style-name="P21"/>
      <text:p text:style-name="P27">Casa</text:p>
      <text:p text:style-name="P22"/>
      <text:p text:style-name="P21"/>
      <text:p text:style-name="P27">Cueva</text:p>
      <text:p text:style-name="P22"/>
      <text:p text:style-name="P21"/>
      <text:p text:style-name="P27">Entrada torre lunar</text:p>
      <text:p text:style-name="P22"/>
      <text:p text:style-name="P21"/>
      <text:p text:style-name="P27">Mitad torre lunar</text:p>
      <text:p text:style-name="P22"/>
      <text:p text:style-name="P21"/>
      <text:p text:style-name="P27">Cima torre lunar</text:p>
      <text:p text:style-name="P27"/>
      <text:p text:style-name="P30"/>
      <text:p text:style-name="P31"/>
      <text:p text:style-name="P29">Lago</text:p>
      <text:p text:style-name="P32">Una bruma espesa <text:span text:style-name="T13">cubre el lago y obsturye, impidiendote ver la otra orilla. Pese a ello, eres mas que capaz de ver la torre que ahora surge de sus profunidades, alzandose mas alla de la niebla. Puedes notar como el agua se mueve, como si alguna monstruosidad enorme se ocultara en las aguas. Solo que no es “como si” ya que recuerdas como las serpientes del lago casi te matan. Segun piensas en ese peligro, <text:s/>ves como tres gigantescas serpientes salen del agua, mirandote fijamente.</text:span></text:p>
      <text:p text:style-name="P32"/>
      <text:p text:style-name="P32">- <text:span text:style-name="T13">Vaya vaya – Dice la del medio. - Una ratita ha salido de su escondite. - En todo burlesco</text:span></text:p>
      <text:p text:style-name="P32">- <text:span text:style-name="T13">Es muy mono, nos lo podemos quedar? - Pregunta la de la derecha, que ves que es significativamente mas pequeña que las otras dos, </text:span><text:span text:style-name="T14">en un tono perturbadoramente infantil e inocente.</text:span></text:p>
      <text:p text:style-name="P32">- <text:span text:style-name="T14">Tsch! Dejad de hacer tonterias y matemoslo de una vez! - Responde la de la izquierda en tono enfadado.</text:span></text:p>
      <text:p text:style-name="P32"/>
      <text:p text:style-name="P32">&gt; <text:span text:style-name="T14">Quienes sois?</text:span></text:p>
      <text:p text:style-name="P32">- <text:span text:style-name="T14">Huh?! No estas aterrado?! Acaso al golpearte en la cabeza perdiste la capacidad de tener miedo? - Dice la del medio. - Hm, escucha nuestros nombres, mortal! Pues somos Azume, Uzume e Izume, las hijas de Orochi! Tiembla ante nuestra presencia!</text:span></text:p>
      <text:p text:style-name="P32">- <text:span text:style-name="T14">Yo soy Izume! - Dice la de la derecha</text:span></text:p>
      <text:p text:style-name="P32">- <text:span text:style-name="T14">Hmpf! Y yo Uzume – Responde de mala manera la de la izquierda.</text:span></text:p>
      <text:p text:style-name="P32"/>
      <text:p text:style-name="P32">&gt; <text:span text:style-name="T15">Me dejais pasar a la torre?</text:span></text:p>
      <text:p text:style-name="P34">Tras varios segundos de silencio incomodo, las tres serpientes se ponen a reir de manera salvaje, derribando varios de los arboles de su alrededor con sus golpes. - Hahahahaha! No sabia que los mortales podian hacer humor asi. - Dice uzume. - <text:span text:style-name="T16">Espera… el mortal lo dice en serio! </text:span></text:p>
      <text:p text:style-name="P32"/>
      <text:p text:style-name="P3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9-22T20:11:13.350000000</dc:date>
    <meta:editing-duration>PT1H28M14S</meta:editing-duration>
    <meta:editing-cycles>7</meta:editing-cycles>
    <meta:generator>LibreOffice/7.2.1.2$Windows_X86_64 LibreOffice_project/87b77fad49947c1441b67c559c339af8f3517e22</meta:generator>
    <meta:document-statistic meta:table-count="0" meta:image-count="0" meta:object-count="0" meta:page-count="13" meta:paragraph-count="93" meta:word-count="2061" meta:character-count="11518" meta:non-whitespace-character-count="9520"/>
  </office:meta>
</office:document-meta>
</file>